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24-12-1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24-03-1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22-12-07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21-12-14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20-12-10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19-12-1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18-12-10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17-12-1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16-12-09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0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0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0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200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96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0664" calcext:value-type="float">
            <text:p>69.3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8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4424" calcext:value-type="float">
            <text:p>68.92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8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8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8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6304" calcext:value-type="float">
            <text:p>68.72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8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7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7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7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376" calcext:value-type="float">
            <text:p>68.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901</text:p>
          </table:table-cell>
          <table:table-cell office:value-type="string" calcext:value-type="string">
            <text:p>197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